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svg:stroke-width="0.05cm" draw:marker-start-width="0.39cm" draw:marker-end-width="0.39cm" draw:textarea-horizontal-align="center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svg:stroke-width="0.05cm" draw:marker-start-width="0.38cm" draw:marker-end-width="0.38cm" draw:textarea-horizontal-align="center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3cm" fo:min-width="0.39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5cm" svg:height="0.5cm" svg:x="9.242cm" svg:y="6.24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line draw:style-name="gr2" draw:text-style-name="P1" draw:layer="layout" svg:x1="9.5cm" svg:y1="2.5cm" svg:x2="9.5cm" svg:y2="12cm">
          <text:p/>
        </draw:line>
        <draw:line draw:style-name="gr3" draw:text-style-name="P1" draw:layer="layout" svg:x1="3.5cm" svg:y1="6.5cm" svg:x2="16cm" svg:y2="6.5cm">
          <text:p/>
        </draw:line>
        <draw:frame draw:style-name="gr4" draw:layer="layout" svg:width="0.89cm" svg:height="1.003cm" svg:x="9.57cm" svg:y="5.732cm">
          <draw:text-box>
            <text:p>1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AT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1cm" draw:marker-start-center="false" draw:marker-end-width="0.31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0-11-01T16:40:45</meta:creation-date>
    <dc:date>2010-11-01T22:07:05</dc:date>
    <meta:editing-duration>PT00H10M40S</meta:editing-duration>
    <meta:editing-cycles>7</meta:editing-cycles>
    <meta:generator>OpenOffice.org/3.2$Unix OpenOffice.org_project/320m18$Build-9502</meta:generator>
    <meta:document-statistic meta:object-count="4"/>
  </office:meta>
</office:document-meta>
</file>